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3A000003EC56D079CD6918A35D.jpg" manifest:media-type="image/jpeg"/>
  <manifest:file-entry manifest:full-path="Pictures/100000000000063A000003ECCB44A170F0057DA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officeooo:rsid="00160d96" officeooo:paragraph-rsid="00160d96"/>
    </style:style>
    <style:style style:name="fr1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paragraph" svg:width="130.02mm" svg:height="81.88mm" draw:z-index="1"><draw:image xlink:href="Pictures/100000000000063A000003ECCB44A170F0057DA3.jpg" xlink:type="simple" xlink:show="embed" xlink:actuate="onLoad" loext:mime-type="image/jpeg"/></draw:frame></text:p>
      <text:p text:style-name="P1"><draw:frame draw:style-name="fr1" draw:name="Image2" text:anchor-type="paragraph" svg:width="125.02mm" svg:height="78.74mm" draw:z-index="0"><draw:image xlink:href="Pictures/100000000000063A000003EC56D079CD6918A35D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35.01mm" fo:page-height="82mm" style:num-format="1" style:print-orientation="landscape" fo:margin-top="4.99mm" fo:margin-bottom="4.99mm" fo:margin-left="4.99mm" fo:margin-right="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14:28.610031818</meta:creation-date>
    <dc:date>2019-03-24T10:54:13.140340669</dc:date>
    <meta:editing-duration>PT50M22S</meta:editing-duration>
    <meta:editing-cycles>11</meta:editing-cycles>
    <meta:generator>LibreOffice/6.1.5.2$Linux_X86_64 LibreOffice_project/10$Build-2</meta:generator>
    <meta:print-date>2019-03-24T10:47:45.782608290</meta:print-date>
    <meta:document-statistic meta:table-count="0" meta:image-count="2" meta:object-count="0" meta:page-count="2" meta:paragraph-count="0" meta:word-count="0" meta:character-count="0" meta:non-whitespace-character-count="0"/>
  </office:meta>
</office:document-meta>
</file>